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;[.J2])" office:value-type="float" office:value="75000" calcext:value-type="float">
            <text:p>75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)" office:value-type="float" office:value="100000" calcext:value-type="float">
            <text:p>1000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25000" calcext:value-type="float">
            <text:p>250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1834.7826086956" calcext:value-type="float">
            <text:p>41834.7826086956</text:p>
          </table:table-cell>
          <table:table-cell table:style-name="ce29" office:value-type="float" office:value="12400" calcext:value-type="float">
            <text:p>12400</text:p>
          </table:table-cell>
          <table:table-cell/>
          <table:table-cell table:formula="of:=SUM([.K5:.K29])" office:value-type="float" office:value="195600" calcext:value-type="float">
            <text:p>195600</text:p>
          </table:table-cell>
          <table:table-cell table:number-columns-repeated="2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15" table:formula="of:=SUM([.B32:.F32])" office:value-type="float" office:value="29100" calcext:value-type="float">
            <text:p>29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9:.F59])" office:value-type="float" office:value="893.560606060606" calcext:value-type="float">
            <text:p>893.560606060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9];[.C59];[.E59];[.F59])" office:value-type="float" office:value="886.050724637681" calcext:value-type="float">
            <text:p>8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 table:number-columns-repeated="3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];[.C59];[.E59];[.F59])" office:value-type="float" office:value="886.050724637681" calcext:value-type="float">
            <text:p>886.050724637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258.77799736495" calcext:value-type="float">
            <text:p>1258.7779973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E59])" office:value-type="float" office:value="1258.77799736495" calcext:value-type="float">
            <text:p>1258.7779973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9:.F59])" office:value-type="float" office:value="1258.77799736495" calcext:value-type="float">
            <text:p>1258.777997365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Zori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9:.F59])" office:value-type="float" office:value="1258.77799736495" calcext:value-type="float">
            <text:p>1258.777997365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29100" calcext:value-type="float">
            <text:p>29100</text:p>
          </table:table-cell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0:55:52.344097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7T10:56:18.660218699</dc:date>
    <meta:editing-duration>P9DT7H33M37S</meta:editing-duration>
    <meta:editing-cycles>2940</meta:editing-cycles>
    <meta:generator>LibreOffice/4.2.8.2$Linux_X86_64 LibreOffice_project/420m0$Build-2</meta:generator>
    <meta:document-statistic meta:table-count="17" meta:cell-count="7915" meta:object-count="0"/>
  </office:meta>
</office:document-meta>
</file>